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0.977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1.619cm"/>
    </style:style>
    <style:style style:name="co2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3" style:family="table-column">
      <style:table-column-properties fo:break-before="auto" style:column-width="3.141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14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21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6.946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14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2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:.$A])-1" office:value-type="float" office:value="81" calcext:value-type="float">
            <text:p>81</text:p>
          </table:table-cell>
          <table:table-cell table:style-name="ce3" table:formula="of:=COUNTA([$items_consumable.$A:.$A])-1" office:value-type="float" office:value="3" calcext:value-type="float">
            <text:p>3</text:p>
          </table:table-cell>
          <table:table-cell table:style-name="ce3" table:formula="of:=COUNTA([$items_misc.$A:.$A])-1" office:value-type="float" office:value="3" calcext:value-type="float">
            <text:p>3</text:p>
          </table:table-cell>
          <table:table-cell table:style-name="ce3" table:formula="of:=SUM([.A3:.C3])" office:value-type="float" office:value="87" calcext:value-type="float">
            <text:p>87</text:p>
          </table:table-cell>
          <table:table-cell table:style-name="ce13" table:formula="of:=COUNTA([$enemies.$A:.$A])-1" office:value-type="float" office:value="19" calcext:value-type="float">
            <text:p>19</text:p>
          </table:table-cell>
          <table:table-cell table:style-name="ce15" table:formula="of:=COUNTA([$skills.$A:.$A])-1" office:value-type="float" office:value="11" calcext:value-type="float">
            <text:p>11</text:p>
          </table:table-cell>
        </table:table-row>
      </table:table>
      <table:table table:name="items_equipment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3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70])" office:value-type="float" office:value="3" calcext:value-type="float">
            <text:p>3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4])" office:value-type="float" office:value="3" calcext:value-type="float">
            <text:p>3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7])" office:value-type="float" office:value="3" calcext:value-type="float">
            <text:p>3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0])" office:value-type="float" office:value="3" calcext:value-type="float">
            <text:p>3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office:forms form:automatic-focus="false" form:apply-design-mode="false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2"/>
        <table:table-column table:style-name="co28" table:default-cell-style-name="ce9"/>
        <table:table-column table:style-name="co29" table:default-cell-style-name="ce2"/>
        <table:table-column table:style-name="co22" table:default-cell-style-name="ce2"/>
        <table:table-column table:style-name="co1" table:number-columns-repeated="1017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21" table:formula="of:=VLOOKUP([.C2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21" table:formula="of:=VLOOKUP([.E2]; [use_perspectives.A:.B]; 2; 0)" office:value-type="string" office:string-value="use_potion" calcext:value-type="string">
            <text:p>use_potion</text:p>
          </table:table-cell>
          <table:table-cell table:formula="of:=COUNTIF([$loot.A:.A];[.A2])" office:value-type="float" office:value="18" calcext:value-type="float">
            <text:p>18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21" table:formula="of:=VLOOKUP([.C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:.B]; 2; 0)" office:value-type="string" office:string-value="use_potion" calcext:value-type="string">
            <text:p>use_potion</text:p>
          </table:table-cell>
          <table:table-cell table:formula="of:=COUNTIF([$loot.A:.A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21" table:formula="of:=VLOOKUP([.C4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:.B]; 2; 0)" office:value-type="string" office:string-value="use_scroll" calcext:value-type="string">
            <text:p>use_scroll</text:p>
          </table:table-cell>
          <table:table-cell table:formula="of:=COUNTIF([$loot.A:.A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office:forms form:automatic-focus="false" form:apply-design-mode="false"/>
        <table:table-column table:style-name="co30" table:default-cell-style-name="ce9"/>
        <table:table-column table:style-name="co31" table:default-cell-style-name="ce9"/>
        <table:table-column table:style-name="co22" table:default-cell-style-name="ce2"/>
        <table:table-column table:style-name="co32" table:default-cell-style-name="ce9"/>
        <table:table-column table:style-name="co1" table:number-columns-repeated="1020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:.A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:.A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:.A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office:forms form:automatic-focus="false" form:apply-design-mode="false"/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9"/>
        <table:table-column table:style-name="co31" table:default-cell-style-name="ce9"/>
        <table:table-column table:style-name="co33" table:default-cell-style-name="ce9"/>
        <table:table-column table:style-name="co34" table:default-cell-style-name="ce9"/>
        <table:table-column table:style-name="co1" table:default-cell-style-name="ce9"/>
        <table:table-column table:style-name="co1" table:default-cell-style-name="ce2"/>
        <table:table-column table:style-name="co1" table:number-columns-repeated="1018" table:default-cell-style-name="ce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]; [items_equipment.A:.B]; 2; 0);   VLOOKUP([.A2]; [items_misc.A:.B]; 2; 0)   );  VLOOKUP([.A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]; [enemies.A:.L]; 12; 0); &quot;&quot;)" office:value-type="float" office:value="6" calcext:value-type="float">
            <text:p>6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3]; [items_equipment.A:.B]; 2; 0);   VLOOKUP([.A3]; [items_misc.A:.B]; 2; 0)   );  VLOOKUP([.A3]; [items_consumable.A:.B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4]; [items_equipment.A:.B]; 2; 0);   VLOOKUP([.A4]; [items_misc.A:.B]; 2; 0)   );  VLOOKUP([.A4]; [items_consumable.A:.B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5]; [items_equipment.A:.B]; 2; 0);   VLOOKUP([.A5]; [items_misc.A:.B]; 2; 0)   );  VLOOKUP([.A5]; [items_consumable.A:.B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:.B]; 2; 0);   VLOOKUP([.A6]; [items_misc.A:.B]; 2; 0)   );  VLOOKUP([.A6]; [items_consumable.A:.B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7]; [items_equipment.A:.B]; 2; 0);   VLOOKUP([.A7]; [items_misc.A:.B]; 2; 0)   );  VLOOKUP([.A7]; [items_consumable.A:.B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]; [items_equipment.A:.B]; 2; 0);   VLOOKUP([.A8]; [items_misc.A:.B]; 2; 0)   );  VLOOKUP([.A8]; [items_consumable.A:.B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9]; [items_equipment.A:.B]; 2; 0);   VLOOKUP([.A9]; [items_misc.A:.B]; 2; 0)   );  VLOOKUP([.A9]; [items_consumable.A:.B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0]; [items_equipment.A:.B]; 2; 0);   VLOOKUP([.A10]; [items_misc.A:.B]; 2; 0)   );  VLOOKUP([.A10]; [items_consumable.A:.B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:.B]; 2; 0);   VLOOKUP([.A11]; [items_misc.A:.B]; 2; 0)   );  VLOOKUP([.A11]; [items_consumable.A:.B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:.B]; 2; 0);   VLOOKUP([.A12]; [items_misc.A:.B]; 2; 0)   );  VLOOKUP([.A12]; [items_consumable.A:.B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:.B]; 2; 0);   VLOOKUP([.A13]; [items_misc.A:.B]; 2; 0)   );  VLOOKUP([.A13]; [items_consumable.A:.B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4]; [items_equipment.A:.B]; 2; 0);   VLOOKUP([.A14]; [items_misc.A:.B]; 2; 0)   );  VLOOKUP([.A14]; [items_consumable.A:.B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5]; [items_equipment.A:.B]; 2; 0);   VLOOKUP([.A15]; [items_misc.A:.B]; 2; 0)   );  VLOOKUP([.A15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1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6]; [items_equipment.A:.B]; 2; 0);   VLOOKUP([.A16]; [items_misc.A:.B]; 2; 0)   );  VLOOKUP([.A16]; [items_consumable.A:.B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]; [items_equipment.A:.B]; 2; 0);   VLOOKUP([.A17]; [items_misc.A:.B]; 2; 0)   );  VLOOKUP([.A17]; [items_consumable.A:.B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8]; [items_equipment.A:.B]; 2; 0);   VLOOKUP([.A18]; [items_misc.A:.B]; 2; 0)   );  VLOOKUP([.A18]; [items_consumable.A:.B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8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9]; [items_equipment.A:.B]; 2; 0);   VLOOKUP([.A19]; [items_misc.A:.B]; 2; 0)   );  VLOOKUP([.A19]; [items_consumable.A:.B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0]; [items_equipment.A:.B]; 2; 0);   VLOOKUP([.A20]; [items_misc.A:.B]; 2; 0)   );  VLOOKUP([.A20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2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1]; [items_equipment.A:.B]; 2; 0);   VLOOKUP([.A21]; [items_misc.A:.B]; 2; 0)   );  VLOOKUP([.A21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2]; [items_equipment.A:.B]; 2; 0);   VLOOKUP([.A22]; [items_misc.A:.B]; 2; 0)   );  VLOOKUP([.A22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3]; [items_equipment.A:.B]; 2; 0);   VLOOKUP([.A23]; [items_misc.A:.B]; 2; 0)   );  VLOOKUP([.A23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4]; [items_equipment.A:.B]; 2; 0);   VLOOKUP([.A24]; [items_misc.A:.B]; 2; 0)   );  VLOOKUP([.A24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4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25]; [items_equipment.A:.B]; 2; 0);   VLOOKUP([.A25]; [items_misc.A:.B]; 2; 0)   );  VLOOKUP([.A25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5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6]; [items_equipment.A:.B]; 2; 0);   VLOOKUP([.A26]; [items_misc.A:.B]; 2; 0)   );  VLOOKUP([.A26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6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7]; [items_equipment.A:.B]; 2; 0);   VLOOKUP([.A27]; [items_misc.A:.B]; 2; 0)   );  VLOOKUP([.A27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7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8]; [items_equipment.A:.B]; 2; 0);   VLOOKUP([.A28]; [items_misc.A:.B]; 2; 0)   );  VLOOKUP([.A28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8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9]; [items_equipment.A:.B]; 2; 0);   VLOOKUP([.A29]; [items_misc.A:.B]; 2; 0)   );  VLOOKUP([.A29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9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30]; [items_equipment.A:.B]; 2; 0);   VLOOKUP([.A30]; [items_misc.A:.B]; 2; 0)   );  VLOOKUP([.A30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3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31]; [items_equipment.A:.B]; 2; 0);   VLOOKUP([.A31]; [items_misc.A:.B]; 2; 0)   );  VLOOKUP([.A31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3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32]; [items_equipment.A:.B]; 2; 0);   VLOOKUP([.A32]; [items_misc.A:.B]; 2; 0)   );  VLOOKUP([.A32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3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3]; [items_equipment.A:.B]; 2; 0);   VLOOKUP([.A33]; [items_misc.A:.B]; 2; 0)   );  VLOOKUP([.A3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3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4]; [items_equipment.A:.B]; 2; 0);   VLOOKUP([.A34]; [items_misc.A:.B]; 2; 0)   );  VLOOKUP([.A34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4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5]; [items_equipment.A:.B]; 2; 0);   VLOOKUP([.A35]; [items_misc.A:.B]; 2; 0)   );  VLOOKUP([.A35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5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6]; [items_equipment.A:.B]; 2; 0);   VLOOKUP([.A36]; [items_misc.A:.B]; 2; 0)   );  VLOOKUP([.A36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6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7]; [items_equipment.A:.B]; 2; 0);   VLOOKUP([.A37]; [items_misc.A:.B]; 2; 0)   );  VLOOKUP([.A37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7]; [enemies.A:.B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38]; [items_equipment.A:.B]; 2; 0);   VLOOKUP([.A38]; [items_misc.A:.B]; 2; 0)   );  VLOOKUP([.A38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38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39]; [items_equipment.A:.B]; 2; 0);   VLOOKUP([.A39]; [items_misc.A:.B]; 2; 0)   );  VLOOKUP([.A39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9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40]; [items_equipment.A:.B]; 2; 0);   VLOOKUP([.A40]; [items_misc.A:.B]; 2; 0)   );  VLOOKUP([.A40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40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41]; [items_equipment.A:.B]; 2; 0);   VLOOKUP([.A41]; [items_misc.A:.B]; 2; 0)   );  VLOOKUP([.A41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41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42]; [items_equipment.A:.B]; 2; 0);   VLOOKUP([.A42]; [items_misc.A:.B]; 2; 0)   );  VLOOKUP([.A42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42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43]; [items_equipment.A:.B]; 2; 0);   VLOOKUP([.A43]; [items_misc.A:.B]; 2; 0)   );  VLOOKUP([.A43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43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44]; [items_equipment.A:.B]; 2; 0);   VLOOKUP([.A44]; [items_misc.A:.B]; 2; 0)   );  VLOOKUP([.A44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44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45]; [items_equipment.A:.B]; 2; 0);   VLOOKUP([.A45]; [items_misc.A:.B]; 2; 0)   );  VLOOKUP([.A45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5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46]; [items_equipment.A:.B]; 2; 0);   VLOOKUP([.A46]; [items_misc.A:.B]; 2; 0)   );  VLOOKUP([.A46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6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7]; [items_equipment.A:.B]; 2; 0);   VLOOKUP([.A47]; [items_misc.A:.B]; 2; 0)   );  VLOOKUP([.A47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7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8]; [items_equipment.A:.B]; 2; 0);   VLOOKUP([.A48]; [items_misc.A:.B]; 2; 0)   );  VLOOKUP([.A48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8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9]; [items_equipment.A:.B]; 2; 0);   VLOOKUP([.A49]; [items_misc.A:.B]; 2; 0)   );  VLOOKUP([.A49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9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4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50]; [items_equipment.A:.B]; 2; 0);   VLOOKUP([.A50]; [items_misc.A:.B]; 2; 0)   );  VLOOKUP([.A50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50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51]; [items_equipment.A:.B]; 2; 0);   VLOOKUP([.A51]; [items_misc.A:.B]; 2; 0)   );  VLOOKUP([.A5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51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52]; [items_equipment.A:.B]; 2; 0);   VLOOKUP([.A52]; [items_misc.A:.B]; 2; 0)   );  VLOOKUP([.A52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52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53]; [items_equipment.A:.B]; 2; 0);   VLOOKUP([.A53]; [items_misc.A:.B]; 2; 0)   );  VLOOKUP([.A53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53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54]; [items_equipment.A:.B]; 2; 0);   VLOOKUP([.A54]; [items_misc.A:.B]; 2; 0)   );  VLOOKUP([.A54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54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55]; [items_equipment.A:.B]; 2; 0);   VLOOKUP([.A55]; [items_misc.A:.B]; 2; 0)   );  VLOOKUP([.A55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55]; [enemies.A:.B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56]; [items_equipment.A:.B]; 2; 0);   VLOOKUP([.A56]; [items_misc.A:.B]; 2; 0)   );  VLOOKUP([.A5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56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57]; [items_equipment.A:.B]; 2; 0);   VLOOKUP([.A57]; [items_misc.A:.B]; 2; 0)   );  VLOOKUP([.A57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7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8]; [items_equipment.A:.B]; 2; 0);   VLOOKUP([.A58]; [items_misc.A:.B]; 2; 0)   );  VLOOKUP([.A58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8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9]; [items_equipment.A:.B]; 2; 0);   VLOOKUP([.A59]; [items_misc.A:.B]; 2; 0)   );  VLOOKUP([.A59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9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5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60]; [items_equipment.A:.B]; 2; 0);   VLOOKUP([.A60]; [items_misc.A:.B]; 2; 0)   );  VLOOKUP([.A60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6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61]; [items_equipment.A:.B]; 2; 0);   VLOOKUP([.A61]; [items_misc.A:.B]; 2; 0)   );  VLOOKUP([.A61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6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62]; [items_equipment.A:.B]; 2; 0);   VLOOKUP([.A62]; [items_misc.A:.B]; 2; 0)   );  VLOOKUP([.A62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6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63]; [items_equipment.A:.B]; 2; 0);   VLOOKUP([.A63]; [items_misc.A:.B]; 2; 0)   );  VLOOKUP([.A63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6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64]; [items_equipment.A:.B]; 2; 0);   VLOOKUP([.A64]; [items_misc.A:.B]; 2; 0)   );  VLOOKUP([.A64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64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65]; [items_equipment.A:.B]; 2; 0);   VLOOKUP([.A65]; [items_misc.A:.B]; 2; 0)   );  VLOOKUP([.A65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65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66]; [items_equipment.A:.B]; 2; 0);   VLOOKUP([.A66]; [items_misc.A:.B]; 2; 0)   );  VLOOKUP([.A66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66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7]; [items_equipment.A:.B]; 2; 0);   VLOOKUP([.A67]; [items_misc.A:.B]; 2; 0)   );  VLOOKUP([.A67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7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8]; [items_equipment.A:.B]; 2; 0);   VLOOKUP([.A68]; [items_misc.A:.B]; 2; 0)   );  VLOOKUP([.A68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8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69]; [items_equipment.A:.B]; 2; 0);   VLOOKUP([.A69]; [items_misc.A:.B]; 2; 0)   );  VLOOKUP([.A6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69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6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70]; [items_equipment.A:.B]; 2; 0);   VLOOKUP([.A70]; [items_misc.A:.B]; 2; 0)   );  VLOOKUP([.A70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7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71]; [items_equipment.A:.B]; 2; 0);   VLOOKUP([.A71]; [items_misc.A:.B]; 2; 0)   );  VLOOKUP([.A7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7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72]; [items_equipment.A:.B]; 2; 0);   VLOOKUP([.A72]; [items_misc.A:.B]; 2; 0)   );  VLOOKUP([.A72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7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73]; [items_equipment.A:.B]; 2; 0);   VLOOKUP([.A73]; [items_misc.A:.B]; 2; 0)   );  VLOOKUP([.A73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7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74]; [items_equipment.A:.B]; 2; 0);   VLOOKUP([.A74]; [items_misc.A:.B]; 2; 0)   );  VLOOKUP([.A7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74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75]; [items_equipment.A:.B]; 2; 0);   VLOOKUP([.A75]; [items_misc.A:.B]; 2; 0)   );  VLOOKUP([.A75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75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76]; [items_equipment.A:.B]; 2; 0);   VLOOKUP([.A76]; [items_misc.A:.B]; 2; 0)   );  VLOOKUP([.A76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7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77]; [items_equipment.A:.B]; 2; 0);   VLOOKUP([.A77]; [items_misc.A:.B]; 2; 0)   );  VLOOKUP([.A77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7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78]; [items_equipment.A:.B]; 2; 0);   VLOOKUP([.A78]; [items_misc.A:.B]; 2; 0)   );  VLOOKUP([.A78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7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79]; [items_equipment.A:.B]; 2; 0);   VLOOKUP([.A79]; [items_misc.A:.B]; 2; 0)   );  VLOOKUP([.A79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7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80]; [items_equipment.A:.B]; 2; 0);   VLOOKUP([.A80]; [items_misc.A:.B]; 2; 0)   );  VLOOKUP([.A80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8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81]; [items_equipment.A:.B]; 2; 0);   VLOOKUP([.A81]; [items_misc.A:.B]; 2; 0)   );  VLOOKUP([.A81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8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82]; [items_equipment.A:.B]; 2; 0);   VLOOKUP([.A82]; [items_misc.A:.B]; 2; 0)   );  VLOOKUP([.A82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82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83]; [items_equipment.A:.B]; 2; 0);   VLOOKUP([.A83]; [items_misc.A:.B]; 2; 0)   );  VLOOKUP([.A83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83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84]; [items_equipment.A:.B]; 2; 0);   VLOOKUP([.A84]; [items_misc.A:.B]; 2; 0)   );  VLOOKUP([.A84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84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85]; [items_equipment.A:.B]; 2; 0);   VLOOKUP([.A85]; [items_misc.A:.B]; 2; 0)   );  VLOOKUP([.A85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85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86]; [items_equipment.A:.B]; 2; 0);   VLOOKUP([.A86]; [items_misc.A:.B]; 2; 0)   );  VLOOKUP([.A86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8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87]; [items_equipment.A:.B]; 2; 0);   VLOOKUP([.A87]; [items_misc.A:.B]; 2; 0)   );  VLOOKUP([.A8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8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88]; [items_equipment.A:.B]; 2; 0);   VLOOKUP([.A88]; [items_misc.A:.B]; 2; 0)   );  VLOOKUP([.A88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8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89]; [items_equipment.A:.B]; 2; 0);   VLOOKUP([.A89]; [items_misc.A:.B]; 2; 0)   );  VLOOKUP([.A89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8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8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90]; [items_equipment.A:.B]; 2; 0);   VLOOKUP([.A90]; [items_misc.A:.B]; 2; 0)   );  VLOOKUP([.A90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9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91]; [items_equipment.A:.B]; 2; 0);   VLOOKUP([.A91]; [items_misc.A:.B]; 2; 0)   );  VLOOKUP([.A91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9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92]; [items_equipment.A:.B]; 2; 0);   VLOOKUP([.A92]; [items_misc.A:.B]; 2; 0)   );  VLOOKUP([.A9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92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93]; [items_equipment.A:.B]; 2; 0);   VLOOKUP([.A93]; [items_misc.A:.B]; 2; 0)   );  VLOOKUP([.A93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93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94]; [items_equipment.A:.B]; 2; 0);   VLOOKUP([.A94]; [items_misc.A:.B]; 2; 0)   );  VLOOKUP([.A94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94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5]; [items_equipment.A:.B]; 2; 0);   VLOOKUP([.A95]; [items_misc.A:.B]; 2; 0)   );  VLOOKUP([.A95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95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96]; [items_equipment.A:.B]; 2; 0);   VLOOKUP([.A96]; [items_misc.A:.B]; 2; 0)   );  VLOOKUP([.A9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96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97]; [items_equipment.A:.B]; 2; 0);   VLOOKUP([.A97]; [items_misc.A:.B]; 2; 0)   );  VLOOKUP([.A97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97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98]; [items_equipment.A:.B]; 2; 0);   VLOOKUP([.A98]; [items_misc.A:.B]; 2; 0)   );  VLOOKUP([.A98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98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99]; [items_equipment.A:.B]; 2; 0);   VLOOKUP([.A99]; [items_misc.A:.B]; 2; 0)   );  VLOOKUP([.A9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99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9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00]; [items_equipment.A:.B]; 2; 0);   VLOOKUP([.A100]; [items_misc.A:.B]; 2; 0)   );  VLOOKUP([.A100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100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01]; [items_equipment.A:.B]; 2; 0);   VLOOKUP([.A101]; [items_misc.A:.B]; 2; 0)   );  VLOOKUP([.A10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101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02]; [items_equipment.A:.B]; 2; 0);   VLOOKUP([.A102]; [items_misc.A:.B]; 2; 0)   );  VLOOKUP([.A10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102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03]; [items_equipment.A:.B]; 2; 0);   VLOOKUP([.A103]; [items_misc.A:.B]; 2; 0)   );  VLOOKUP([.A10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103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4]; [items_equipment.A:.B]; 2; 0);   VLOOKUP([.A104]; [items_misc.A:.B]; 2; 0)   );  VLOOKUP([.A104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104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05]; [items_equipment.A:.B]; 2; 0);   VLOOKUP([.A105]; [items_misc.A:.B]; 2; 0)   );  VLOOKUP([.A105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105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06]; [items_equipment.A:.B]; 2; 0);   VLOOKUP([.A106]; [items_misc.A:.B]; 2; 0)   );  VLOOKUP([.A106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106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07]; [items_equipment.A:.B]; 2; 0);   VLOOKUP([.A107]; [items_misc.A:.B]; 2; 0)   );  VLOOKUP([.A107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107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08]; [items_equipment.A:.B]; 2; 0);   VLOOKUP([.A108]; [items_misc.A:.B]; 2; 0)   );  VLOOKUP([.A108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108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09]; [items_equipment.A:.B]; 2; 0);   VLOOKUP([.A109]; [items_misc.A:.B]; 2; 0)   );  VLOOKUP([.A109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109]; [enemies.A:.B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0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10]; [items_equipment.A:.B]; 2; 0);   VLOOKUP([.A110]; [items_misc.A:.B]; 2; 0)   );  VLOOKUP([.A110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11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11]; [items_equipment.A:.B]; 2; 0);   VLOOKUP([.A111]; [items_misc.A:.B]; 2; 0)   );  VLOOKUP([.A111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1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2]; [items_equipment.A:.B]; 2; 0);   VLOOKUP([.A112]; [items_misc.A:.B]; 2; 0)   );  VLOOKUP([.A112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1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3]; [items_equipment.A:.B]; 2; 0);   VLOOKUP([.A113]; [items_misc.A:.B]; 2; 0)   );  VLOOKUP([.A113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14]; [items_equipment.A:.B]; 2; 0);   VLOOKUP([.A114]; [items_misc.A:.B]; 2; 0)   );  VLOOKUP([.A114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4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15]; [items_equipment.A:.B]; 2; 0);   VLOOKUP([.A115]; [items_misc.A:.B]; 2; 0)   );  VLOOKUP([.A115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15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16]; [items_equipment.A:.B]; 2; 0);   VLOOKUP([.A116]; [items_misc.A:.B]; 2; 0)   );  VLOOKUP([.A116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16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17]; [items_equipment.A:.B]; 2; 0);   VLOOKUP([.A117]; [items_misc.A:.B]; 2; 0)   );  VLOOKUP([.A117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17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18]; [items_equipment.A:.B]; 2; 0);   VLOOKUP([.A118]; [items_misc.A:.B]; 2; 0)   );  VLOOKUP([.A118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18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19]; [items_equipment.A:.B]; 2; 0);   VLOOKUP([.A119]; [items_misc.A:.B]; 2; 0)   );  VLOOKUP([.A119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19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1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0]; [items_equipment.A:.B]; 2; 0);   VLOOKUP([.A120]; [items_misc.A:.B]; 2; 0)   );  VLOOKUP([.A120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2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1]; [items_equipment.A:.B]; 2; 0);   VLOOKUP([.A121]; [items_misc.A:.B]; 2; 0)   );  VLOOKUP([.A121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2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2]; [items_equipment.A:.B]; 2; 0);   VLOOKUP([.A122]; [items_misc.A:.B]; 2; 0)   );  VLOOKUP([.A122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2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23]; [items_equipment.A:.B]; 2; 0);   VLOOKUP([.A123]; [items_misc.A:.B]; 2; 0)   );  VLOOKUP([.A12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2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4]; [items_equipment.A:.B]; 2; 0);   VLOOKUP([.A124]; [items_misc.A:.B]; 2; 0)   );  VLOOKUP([.A124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24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5]; [items_equipment.A:.B]; 2; 0);   VLOOKUP([.A125]; [items_misc.A:.B]; 2; 0)   );  VLOOKUP([.A125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25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6]; [items_equipment.A:.B]; 2; 0);   VLOOKUP([.A126]; [items_misc.A:.B]; 2; 0)   );  VLOOKUP([.A126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26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7]; [items_equipment.A:.B]; 2; 0);   VLOOKUP([.A127]; [items_misc.A:.B]; 2; 0)   );  VLOOKUP([.A127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27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28]; [items_equipment.A:.B]; 2; 0);   VLOOKUP([.A128]; [items_misc.A:.B]; 2; 0)   );  VLOOKUP([.A128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128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29]; [items_equipment.A:.B]; 2; 0);   VLOOKUP([.A129]; [items_misc.A:.B]; 2; 0)   );  VLOOKUP([.A129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29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2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30]; [items_equipment.A:.B]; 2; 0);   VLOOKUP([.A130]; [items_misc.A:.B]; 2; 0)   );  VLOOKUP([.A130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30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31]; [items_equipment.A:.B]; 2; 0);   VLOOKUP([.A131]; [items_misc.A:.B]; 2; 0)   );  VLOOKUP([.A131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31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32]; [items_equipment.A:.B]; 2; 0);   VLOOKUP([.A132]; [items_misc.A:.B]; 2; 0)   );  VLOOKUP([.A132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32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33]; [items_equipment.A:.B]; 2; 0);   VLOOKUP([.A133]; [items_misc.A:.B]; 2; 0)   );  VLOOKUP([.A133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33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34]; [items_equipment.A:.B]; 2; 0);   VLOOKUP([.A134]; [items_misc.A:.B]; 2; 0)   );  VLOOKUP([.A134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34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35]; [items_equipment.A:.B]; 2; 0);   VLOOKUP([.A135]; [items_misc.A:.B]; 2; 0)   );  VLOOKUP([.A135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5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36]; [items_equipment.A:.B]; 2; 0);   VLOOKUP([.A136]; [items_misc.A:.B]; 2; 0)   );  VLOOKUP([.A136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6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37]; [items_equipment.A:.B]; 2; 0);   VLOOKUP([.A137]; [items_misc.A:.B]; 2; 0)   );  VLOOKUP([.A137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37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38]; [items_equipment.A:.B]; 2; 0);   VLOOKUP([.A138]; [items_misc.A:.B]; 2; 0)   );  VLOOKUP([.A138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38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39]; [items_equipment.A:.B]; 2; 0);   VLOOKUP([.A139]; [items_misc.A:.B]; 2; 0)   );  VLOOKUP([.A139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39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3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40]; [items_equipment.A:.B]; 2; 0);   VLOOKUP([.A140]; [items_misc.A:.B]; 2; 0)   );  VLOOKUP([.A140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40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41]; [items_equipment.A:.B]; 2; 0);   VLOOKUP([.A141]; [items_misc.A:.B]; 2; 0)   );  VLOOKUP([.A14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41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42]; [items_equipment.A:.B]; 2; 0);   VLOOKUP([.A142]; [items_misc.A:.B]; 2; 0)   );  VLOOKUP([.A14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42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43]; [items_equipment.A:.B]; 2; 0);   VLOOKUP([.A143]; [items_misc.A:.B]; 2; 0)   );  VLOOKUP([.A143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43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44]; [items_equipment.A:.B]; 2; 0);   VLOOKUP([.A144]; [items_misc.A:.B]; 2; 0)   );  VLOOKUP([.A14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44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45]; [items_equipment.A:.B]; 2; 0);   VLOOKUP([.A145]; [items_misc.A:.B]; 2; 0)   );  VLOOKUP([.A14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45]; [enemies.A:.B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46]; [items_equipment.A:.B]; 2; 0);   VLOOKUP([.A146]; [items_misc.A:.B]; 2; 0)   );  VLOOKUP([.A14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146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47]; [items_equipment.A:.B]; 2; 0);   VLOOKUP([.A147]; [items_misc.A:.B]; 2; 0)   );  VLOOKUP([.A147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47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48]; [items_equipment.A:.B]; 2; 0);   VLOOKUP([.A148]; [items_misc.A:.B]; 2; 0)   );  VLOOKUP([.A148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48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49]; [items_equipment.A:.B]; 2; 0);   VLOOKUP([.A149]; [items_misc.A:.B]; 2; 0)   );  VLOOKUP([.A149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49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4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50]; [items_equipment.A:.B]; 2; 0);   VLOOKUP([.A150]; [items_misc.A:.B]; 2; 0)   );  VLOOKUP([.A150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50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51]; [items_equipment.A:.B]; 2; 0);   VLOOKUP([.A151]; [items_misc.A:.B]; 2; 0)   );  VLOOKUP([.A151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51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52]; [items_equipment.A:.B]; 2; 0);   VLOOKUP([.A152]; [items_misc.A:.B]; 2; 0)   );  VLOOKUP([.A152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52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53]; [items_equipment.A:.B]; 2; 0);   VLOOKUP([.A153]; [items_misc.A:.B]; 2; 0)   );  VLOOKUP([.A153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53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54]; [items_equipment.A:.B]; 2; 0);   VLOOKUP([.A154]; [items_misc.A:.B]; 2; 0)   );  VLOOKUP([.A154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54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55]; [items_equipment.A:.B]; 2; 0);   VLOOKUP([.A155]; [items_misc.A:.B]; 2; 0)   );  VLOOKUP([.A155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55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56]; [items_equipment.A:.B]; 2; 0);   VLOOKUP([.A156]; [items_misc.A:.B]; 2; 0)   );  VLOOKUP([.A156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56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57]; [items_equipment.A:.B]; 2; 0);   VLOOKUP([.A157]; [items_misc.A:.B]; 2; 0)   );  VLOOKUP([.A157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57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58]; [items_equipment.A:.B]; 2; 0);   VLOOKUP([.A158]; [items_misc.A:.B]; 2; 0)   );  VLOOKUP([.A158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58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59]; [items_equipment.A:.B]; 2; 0);   VLOOKUP([.A159]; [items_misc.A:.B]; 2; 0)   );  VLOOKUP([.A15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159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5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60]; [items_equipment.A:.B]; 2; 0);   VLOOKUP([.A160]; [items_misc.A:.B]; 2; 0)   );  VLOOKUP([.A160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60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61]; [items_equipment.A:.B]; 2; 0);   VLOOKUP([.A161]; [items_misc.A:.B]; 2; 0)   );  VLOOKUP([.A161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61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62]; [items_equipment.A:.B]; 2; 0);   VLOOKUP([.A162]; [items_misc.A:.B]; 2; 0)   );  VLOOKUP([.A162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62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63]; [items_equipment.A:.B]; 2; 0);   VLOOKUP([.A163]; [items_misc.A:.B]; 2; 0)   );  VLOOKUP([.A163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63]; [enemies.A:.B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64]; [items_equipment.A:.B]; 2; 0);   VLOOKUP([.A164]; [items_misc.A:.B]; 2; 0)   );  VLOOKUP([.A16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64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5]; [items_equipment.A:.B]; 2; 0);   VLOOKUP([.A165]; [items_misc.A:.B]; 2; 0)   );  VLOOKUP([.A165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65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6]; [items_equipment.A:.B]; 2; 0);   VLOOKUP([.A166]; [items_misc.A:.B]; 2; 0)   );  VLOOKUP([.A166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66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7]; [items_equipment.A:.B]; 2; 0);   VLOOKUP([.A167]; [items_misc.A:.B]; 2; 0)   );  VLOOKUP([.A167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67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8]; [items_equipment.A:.B]; 2; 0);   VLOOKUP([.A168]; [items_misc.A:.B]; 2; 0)   );  VLOOKUP([.A168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68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9]; [items_equipment.A:.B]; 2; 0);   VLOOKUP([.A169]; [items_misc.A:.B]; 2; 0)   );  VLOOKUP([.A169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69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6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70]; [items_equipment.A:.B]; 2; 0);   VLOOKUP([.A170]; [items_misc.A:.B]; 2; 0)   );  VLOOKUP([.A170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70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71]; [items_equipment.A:.B]; 2; 0);   VLOOKUP([.A171]; [items_misc.A:.B]; 2; 0)   );  VLOOKUP([.A171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71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72]; [items_equipment.A:.B]; 2; 0);   VLOOKUP([.A172]; [items_misc.A:.B]; 2; 0)   );  VLOOKUP([.A172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72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3]; [items_equipment.A:.B]; 2; 0);   VLOOKUP([.A173]; [items_misc.A:.B]; 2; 0)   );  VLOOKUP([.A173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73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4]; [items_equipment.A:.B]; 2; 0);   VLOOKUP([.A174]; [items_misc.A:.B]; 2; 0)   );  VLOOKUP([.A174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74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5]; [items_equipment.A:.B]; 2; 0);   VLOOKUP([.A175]; [items_misc.A:.B]; 2; 0)   );  VLOOKUP([.A175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75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6]; [items_equipment.A:.B]; 2; 0);   VLOOKUP([.A176]; [items_misc.A:.B]; 2; 0)   );  VLOOKUP([.A176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76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77]; [items_equipment.A:.B]; 2; 0);   VLOOKUP([.A177]; [items_misc.A:.B]; 2; 0)   );  VLOOKUP([.A17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177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8]; [items_equipment.A:.B]; 2; 0);   VLOOKUP([.A178]; [items_misc.A:.B]; 2; 0)   );  VLOOKUP([.A178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78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9]; [items_equipment.A:.B]; 2; 0);   VLOOKUP([.A179]; [items_misc.A:.B]; 2; 0)   );  VLOOKUP([.A179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79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7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80]; [items_equipment.A:.B]; 2; 0);   VLOOKUP([.A180]; [items_misc.A:.B]; 2; 0)   );  VLOOKUP([.A180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80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81]; [items_equipment.A:.B]; 2; 0);   VLOOKUP([.A181]; [items_misc.A:.B]; 2; 0)   );  VLOOKUP([.A181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81]; [enemies.A:.B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82]; [items_equipment.A:.B]; 2; 0);   VLOOKUP([.A182]; [items_misc.A:.B]; 2; 0)   );  VLOOKUP([.A18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2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83]; [items_equipment.A:.B]; 2; 0);   VLOOKUP([.A183]; [items_misc.A:.B]; 2; 0)   );  VLOOKUP([.A183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3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84]; [items_equipment.A:.B]; 2; 0);   VLOOKUP([.A184]; [items_misc.A:.B]; 2; 0)   );  VLOOKUP([.A184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84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85]; [items_equipment.A:.B]; 2; 0);   VLOOKUP([.A185]; [items_misc.A:.B]; 2; 0)   );  VLOOKUP([.A185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85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86]; [items_equipment.A:.B]; 2; 0);   VLOOKUP([.A186]; [items_misc.A:.B]; 2; 0)   );  VLOOKUP([.A18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86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87]; [items_equipment.A:.B]; 2; 0);   VLOOKUP([.A187]; [items_misc.A:.B]; 2; 0)   );  VLOOKUP([.A187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87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88]; [items_equipment.A:.B]; 2; 0);   VLOOKUP([.A188]; [items_misc.A:.B]; 2; 0)   );  VLOOKUP([.A188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88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89]; [items_equipment.A:.B]; 2; 0);   VLOOKUP([.A189]; [items_misc.A:.B]; 2; 0)   );  VLOOKUP([.A18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89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8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90]; [items_equipment.A:.B]; 2; 0);   VLOOKUP([.A190]; [items_misc.A:.B]; 2; 0)   );  VLOOKUP([.A190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90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91]; [items_equipment.A:.B]; 2; 0);   VLOOKUP([.A191]; [items_misc.A:.B]; 2; 0)   );  VLOOKUP([.A19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91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92]; [items_equipment.A:.B]; 2; 0);   VLOOKUP([.A192]; [items_misc.A:.B]; 2; 0)   );  VLOOKUP([.A19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92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93]; [items_equipment.A:.B]; 2; 0);   VLOOKUP([.A193]; [items_misc.A:.B]; 2; 0)   );  VLOOKUP([.A19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93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94]; [items_equipment.A:.B]; 2; 0);   VLOOKUP([.A194]; [items_misc.A:.B]; 2; 0)   );  VLOOKUP([.A194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94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95]; [items_equipment.A:.B]; 2; 0);   VLOOKUP([.A195]; [items_misc.A:.B]; 2; 0)   );  VLOOKUP([.A195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195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96]; [items_equipment.A:.B]; 2; 0);   VLOOKUP([.A196]; [items_misc.A:.B]; 2; 0)   );  VLOOKUP([.A196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96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97]; [items_equipment.A:.B]; 2; 0);   VLOOKUP([.A197]; [items_misc.A:.B]; 2; 0)   );  VLOOKUP([.A197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97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98]; [items_equipment.A:.B]; 2; 0);   VLOOKUP([.A198]; [items_misc.A:.B]; 2; 0)   );  VLOOKUP([.A198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98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99]; [items_equipment.A:.B]; 2; 0);   VLOOKUP([.A199]; [items_misc.A:.B]; 2; 0)   );  VLOOKUP([.A199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99]; [enemies.A:.B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19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00]; [items_equipment.A:.B]; 2; 0);   VLOOKUP([.A200]; [items_misc.A:.B]; 2; 0)   );  VLOOKUP([.A200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200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01]; [items_equipment.A:.B]; 2; 0);   VLOOKUP([.A201]; [items_misc.A:.B]; 2; 0)   );  VLOOKUP([.A201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201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02]; [items_equipment.A:.B]; 2; 0);   VLOOKUP([.A202]; [items_misc.A:.B]; 2; 0)   );  VLOOKUP([.A202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202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03]; [items_equipment.A:.B]; 2; 0);   VLOOKUP([.A203]; [items_misc.A:.B]; 2; 0)   );  VLOOKUP([.A203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03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04]; [items_equipment.A:.B]; 2; 0);   VLOOKUP([.A204]; [items_misc.A:.B]; 2; 0)   );  VLOOKUP([.A204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04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05]; [items_equipment.A:.B]; 2; 0);   VLOOKUP([.A205]; [items_misc.A:.B]; 2; 0)   );  VLOOKUP([.A205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205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06]; [items_equipment.A:.B]; 2; 0);   VLOOKUP([.A206]; [items_misc.A:.B]; 2; 0)   );  VLOOKUP([.A206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206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07]; [items_equipment.A:.B]; 2; 0);   VLOOKUP([.A207]; [items_misc.A:.B]; 2; 0)   );  VLOOKUP([.A207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207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08]; [items_equipment.A:.B]; 2; 0);   VLOOKUP([.A208]; [items_misc.A:.B]; 2; 0)   );  VLOOKUP([.A208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208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9]; [items_equipment.A:.B]; 2; 0);   VLOOKUP([.A209]; [items_misc.A:.B]; 2; 0)   );  VLOOKUP([.A209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209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0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10]; [items_equipment.A:.B]; 2; 0);   VLOOKUP([.A210]; [items_misc.A:.B]; 2; 0)   );  VLOOKUP([.A210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210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11]; [items_equipment.A:.B]; 2; 0);   VLOOKUP([.A211]; [items_misc.A:.B]; 2; 0)   );  VLOOKUP([.A211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211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12]; [items_equipment.A:.B]; 2; 0);   VLOOKUP([.A212]; [items_misc.A:.B]; 2; 0)   );  VLOOKUP([.A212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212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13]; [items_equipment.A:.B]; 2; 0);   VLOOKUP([.A213]; [items_misc.A:.B]; 2; 0)   );  VLOOKUP([.A21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213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14]; [items_equipment.A:.B]; 2; 0);   VLOOKUP([.A214]; [items_misc.A:.B]; 2; 0)   );  VLOOKUP([.A214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214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15]; [items_equipment.A:.B]; 2; 0);   VLOOKUP([.A215]; [items_misc.A:.B]; 2; 0)   );  VLOOKUP([.A215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215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16]; [items_equipment.A:.B]; 2; 0);   VLOOKUP([.A216]; [items_misc.A:.B]; 2; 0)   );  VLOOKUP([.A216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216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17]; [items_equipment.A:.B]; 2; 0);   VLOOKUP([.A217]; [items_misc.A:.B]; 2; 0)   );  VLOOKUP([.A217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217]; [enemies.A:.B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18]; [items_equipment.A:.B]; 2; 0);   VLOOKUP([.A218]; [items_misc.A:.B]; 2; 0)   );  VLOOKUP([.A218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218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19]; [items_equipment.A:.B]; 2; 0);   VLOOKUP([.A219]; [items_misc.A:.B]; 2; 0)   );  VLOOKUP([.A219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219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1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20]; [items_equipment.A:.B]; 2; 0);   VLOOKUP([.A220]; [items_misc.A:.B]; 2; 0)   );  VLOOKUP([.A220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220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21]; [items_equipment.A:.B]; 2; 0);   VLOOKUP([.A221]; [items_misc.A:.B]; 2; 0)   );  VLOOKUP([.A221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21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22]; [items_equipment.A:.B]; 2; 0);   VLOOKUP([.A222]; [items_misc.A:.B]; 2; 0)   );  VLOOKUP([.A222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22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23]; [items_equipment.A:.B]; 2; 0);   VLOOKUP([.A223]; [items_misc.A:.B]; 2; 0)   );  VLOOKUP([.A223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223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24]; [items_equipment.A:.B]; 2; 0);   VLOOKUP([.A224]; [items_misc.A:.B]; 2; 0)   );  VLOOKUP([.A224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224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25]; [items_equipment.A:.B]; 2; 0);   VLOOKUP([.A225]; [items_misc.A:.B]; 2; 0)   );  VLOOKUP([.A225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25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26]; [items_equipment.A:.B]; 2; 0);   VLOOKUP([.A226]; [items_misc.A:.B]; 2; 0)   );  VLOOKUP([.A226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26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27]; [items_equipment.A:.B]; 2; 0);   VLOOKUP([.A227]; [items_misc.A:.B]; 2; 0)   );  VLOOKUP([.A227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27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28]; [items_equipment.A:.B]; 2; 0);   VLOOKUP([.A228]; [items_misc.A:.B]; 2; 0)   );  VLOOKUP([.A228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28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29]; [items_equipment.A:.B]; 2; 0);   VLOOKUP([.A229]; [items_misc.A:.B]; 2; 0)   );  VLOOKUP([.A229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29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2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0]; [items_equipment.A:.B]; 2; 0);   VLOOKUP([.A230]; [items_misc.A:.B]; 2; 0)   );  VLOOKUP([.A230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30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31]; [items_equipment.A:.B]; 2; 0);   VLOOKUP([.A231]; [items_misc.A:.B]; 2; 0)   );  VLOOKUP([.A23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231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2]; [items_equipment.A:.B]; 2; 0);   VLOOKUP([.A232]; [items_misc.A:.B]; 2; 0)   );  VLOOKUP([.A232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32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3]; [items_equipment.A:.B]; 2; 0);   VLOOKUP([.A233]; [items_misc.A:.B]; 2; 0)   );  VLOOKUP([.A233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33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4]; [items_equipment.A:.B]; 2; 0);   VLOOKUP([.A234]; [items_misc.A:.B]; 2; 0)   );  VLOOKUP([.A234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34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5]; [items_equipment.A:.B]; 2; 0);   VLOOKUP([.A235]; [items_misc.A:.B]; 2; 0)   );  VLOOKUP([.A235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35]; [enemies.A:.B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36]; [items_equipment.A:.B]; 2; 0);   VLOOKUP([.A236]; [items_misc.A:.B]; 2; 0)   );  VLOOKUP([.A23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236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37]; [items_equipment.A:.B]; 2; 0);   VLOOKUP([.A237]; [items_misc.A:.B]; 2; 0)   );  VLOOKUP([.A237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37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38]; [items_equipment.A:.B]; 2; 0);   VLOOKUP([.A238]; [items_misc.A:.B]; 2; 0)   );  VLOOKUP([.A238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38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39]; [items_equipment.A:.B]; 2; 0);   VLOOKUP([.A239]; [items_misc.A:.B]; 2; 0)   );  VLOOKUP([.A239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39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3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40]; [items_equipment.A:.B]; 2; 0);   VLOOKUP([.A240]; [items_misc.A:.B]; 2; 0)   );  VLOOKUP([.A240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40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41]; [items_equipment.A:.B]; 2; 0);   VLOOKUP([.A241]; [items_misc.A:.B]; 2; 0)   );  VLOOKUP([.A241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41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42]; [items_equipment.A:.B]; 2; 0);   VLOOKUP([.A242]; [items_misc.A:.B]; 2; 0)   );  VLOOKUP([.A242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42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43]; [items_equipment.A:.B]; 2; 0);   VLOOKUP([.A243]; [items_misc.A:.B]; 2; 0)   );  VLOOKUP([.A243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43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44]; [items_equipment.A:.B]; 2; 0);   VLOOKUP([.A244]; [items_misc.A:.B]; 2; 0)   );  VLOOKUP([.A244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44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45]; [items_equipment.A:.B]; 2; 0);   VLOOKUP([.A245]; [items_misc.A:.B]; 2; 0)   );  VLOOKUP([.A245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45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46]; [items_equipment.A:.B]; 2; 0);   VLOOKUP([.A246]; [items_misc.A:.B]; 2; 0)   );  VLOOKUP([.A246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46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47]; [items_equipment.A:.B]; 2; 0);   VLOOKUP([.A247]; [items_misc.A:.B]; 2; 0)   );  VLOOKUP([.A247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47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48]; [items_equipment.A:.B]; 2; 0);   VLOOKUP([.A248]; [items_misc.A:.B]; 2; 0)   );  VLOOKUP([.A248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48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49]; [items_equipment.A:.B]; 2; 0);   VLOOKUP([.A249]; [items_misc.A:.B]; 2; 0)   );  VLOOKUP([.A24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249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4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50]; [items_equipment.A:.B]; 2; 0);   VLOOKUP([.A250]; [items_misc.A:.B]; 2; 0)   );  VLOOKUP([.A250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50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51]; [items_equipment.A:.B]; 2; 0);   VLOOKUP([.A251]; [items_misc.A:.B]; 2; 0)   );  VLOOKUP([.A25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51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52]; [items_equipment.A:.B]; 2; 0);   VLOOKUP([.A252]; [items_misc.A:.B]; 2; 0)   );  VLOOKUP([.A252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52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53]; [items_equipment.A:.B]; 2; 0);   VLOOKUP([.A253]; [items_misc.A:.B]; 2; 0)   );  VLOOKUP([.A253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53]; [enemies.A:.B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54]; [items_equipment.A:.B]; 2; 0);   VLOOKUP([.A254]; [items_misc.A:.B]; 2; 0)   );  VLOOKUP([.A25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254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10" table:formula="of:=IFERROR(  IFERROR(   VLOOKUP([.A255]; [items_equipment.A:.B]; 2; 0);   VLOOKUP([.A255]; [items_misc.A:.B]; 2; 0)   );  VLOOKUP([.A255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255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:.B]; 2; 0);   VLOOKUP([.A256]; [items_misc.A:.B]; 2; 0)   );  VLOOKUP([.A256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256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:.B]; 2; 0);   VLOOKUP([.A257]; [items_misc.A:.B]; 2; 0)   );  VLOOKUP([.A257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257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10" table:formula="of:=IFERROR(  IFERROR(   VLOOKUP([.A258]; [items_equipment.A:.B]; 2; 0);   VLOOKUP([.A258]; [items_misc.A:.B]; 2; 0)   );  VLOOKUP([.A258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58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:.B]; 2; 0);   VLOOKUP([.A259]; [items_misc.A:.B]; 2; 0)   );  VLOOKUP([.A259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59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5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:.B]; 2; 0);   VLOOKUP([.A260]; [items_misc.A:.B]; 2; 0)   );  VLOOKUP([.A260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60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:.B]; 2; 0);   VLOOKUP([.A261]; [items_misc.A:.B]; 2; 0)   );  VLOOKUP([.A261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61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:.B]; 2; 0);   VLOOKUP([.A262]; [items_misc.A:.B]; 2; 0)   );  VLOOKUP([.A262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62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:.B]; 2; 0);   VLOOKUP([.A263]; [items_misc.A:.B]; 2; 0)   );  VLOOKUP([.A263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63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:.B]; 2; 0);   VLOOKUP([.A264]; [items_misc.A:.B]; 2; 0)   );  VLOOKUP([.A264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64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:.B]; 2; 0);   VLOOKUP([.A265]; [items_misc.A:.B]; 2; 0)   );  VLOOKUP([.A265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65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:.B]; 2; 0);   VLOOKUP([.A266]; [items_misc.A:.B]; 2; 0)   );  VLOOKUP([.A266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66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67]; [items_equipment.A:.B]; 2; 0);   VLOOKUP([.A267]; [items_misc.A:.B]; 2; 0)   );  VLOOKUP([.A26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267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8]; [items_equipment.A:.B]; 2; 0);   VLOOKUP([.A268]; [items_misc.A:.B]; 2; 0)   );  VLOOKUP([.A268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68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9]; [items_equipment.A:.B]; 2; 0);   VLOOKUP([.A269]; [items_misc.A:.B]; 2; 0)   );  VLOOKUP([.A269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69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6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70]; [items_equipment.A:.B]; 2; 0);   VLOOKUP([.A270]; [items_misc.A:.B]; 2; 0)   );  VLOOKUP([.A270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70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1]; [items_equipment.A:.B]; 2; 0);   VLOOKUP([.A271]; [items_misc.A:.B]; 2; 0)   );  VLOOKUP([.A271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71]; [enemies.A:.B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72]; [items_equipment.A:.B]; 2; 0);   VLOOKUP([.A272]; [items_misc.A:.B]; 2; 0)   );  VLOOKUP([.A27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2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273]; [items_equipment.A:.B]; 2; 0);   VLOOKUP([.A273]; [items_misc.A:.B]; 2; 0)   );  VLOOKUP([.A273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3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74]; [items_equipment.A:.B]; 2; 0);   VLOOKUP([.A274]; [items_misc.A:.B]; 2; 0)   );  VLOOKUP([.A274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4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75]; [items_equipment.A:.B]; 2; 0);   VLOOKUP([.A275]; [items_misc.A:.B]; 2; 0)   );  VLOOKUP([.A275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75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276]; [items_equipment.A:.B]; 2; 0);   VLOOKUP([.A276]; [items_misc.A:.B]; 2; 0)   );  VLOOKUP([.A276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76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277]; [items_equipment.A:.B]; 2; 0);   VLOOKUP([.A277]; [items_misc.A:.B]; 2; 0)   );  VLOOKUP([.A277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77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278]; [items_equipment.A:.B]; 2; 0);   VLOOKUP([.A278]; [items_misc.A:.B]; 2; 0)   );  VLOOKUP([.A278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78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279]; [items_equipment.A:.B]; 2; 0);   VLOOKUP([.A279]; [items_misc.A:.B]; 2; 0)   );  VLOOKUP([.A279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79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7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280]; [items_equipment.A:.B]; 2; 0);   VLOOKUP([.A280]; [items_misc.A:.B]; 2; 0)   );  VLOOKUP([.A280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80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81]; [items_equipment.A:.B]; 2; 0);   VLOOKUP([.A281]; [items_misc.A:.B]; 2; 0)   );  VLOOKUP([.A281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81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82]; [items_equipment.A:.B]; 2; 0);   VLOOKUP([.A282]; [items_misc.A:.B]; 2; 0)   );  VLOOKUP([.A282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82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83]; [items_equipment.A:.B]; 2; 0);   VLOOKUP([.A283]; [items_misc.A:.B]; 2; 0)   );  VLOOKUP([.A283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83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84]; [items_equipment.A:.B]; 2; 0);   VLOOKUP([.A284]; [items_misc.A:.B]; 2; 0)   );  VLOOKUP([.A284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84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85]; [items_equipment.A:.B]; 2; 0);   VLOOKUP([.A285]; [items_misc.A:.B]; 2; 0)   );  VLOOKUP([.A285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285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86]; [items_equipment.A:.B]; 2; 0);   VLOOKUP([.A286]; [items_misc.A:.B]; 2; 0)   );  VLOOKUP([.A286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86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87]; [items_equipment.A:.B]; 2; 0);   VLOOKUP([.A287]; [items_misc.A:.B]; 2; 0)   );  VLOOKUP([.A287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87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88]; [items_equipment.A:.B]; 2; 0);   VLOOKUP([.A288]; [items_misc.A:.B]; 2; 0)   );  VLOOKUP([.A288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88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89]; [items_equipment.A:.B]; 2; 0);   VLOOKUP([.A289]; [items_misc.A:.B]; 2; 0)   );  VLOOKUP([.A289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89]; [enemies.A:.B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8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10" table:formula="of:=IFERROR(  IFERROR(   VLOOKUP([.A290]; [items_equipment.A:.B]; 2; 0);   VLOOKUP([.A290]; [items_misc.A:.B]; 2; 0)   );  VLOOKUP([.A290]; [items_consumable.A:.B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90]; [enemies.A:.B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.00</text:p>
          </table:table-cell>
          <table:table-cell table:style-name="ce24" table:formula="of:=IFERROR(VLOOKUP([loot.C290]; [enemies.A:.L]; 12; 0); 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91]; [items_equipment.A:.B]; 2; 0);   VLOOKUP([.A291]; [items_misc.A:.B]; 2; 0)   );  VLOOKUP([.A291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291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92]; [items_equipment.A:.B]; 2; 0);   VLOOKUP([.A292]; [items_misc.A:.B]; 2; 0)   );  VLOOKUP([.A292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292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93]; [items_equipment.A:.B]; 2; 0);   VLOOKUP([.A293]; [items_misc.A:.B]; 2; 0)   );  VLOOKUP([.A293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293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94]; [items_equipment.A:.B]; 2; 0);   VLOOKUP([.A294]; [items_misc.A:.B]; 2; 0)   );  VLOOKUP([.A294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294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95]; [items_equipment.A:.B]; 2; 0);   VLOOKUP([.A295]; [items_misc.A:.B]; 2; 0)   );  VLOOKUP([.A295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295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96]; [items_equipment.A:.B]; 2; 0);   VLOOKUP([.A296]; [items_misc.A:.B]; 2; 0)   );  VLOOKUP([.A296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296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97]; [items_equipment.A:.B]; 2; 0);   VLOOKUP([.A297]; [items_misc.A:.B]; 2; 0)   );  VLOOKUP([.A297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297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98]; [items_equipment.A:.B]; 2; 0);   VLOOKUP([.A298]; [items_misc.A:.B]; 2; 0)   );  VLOOKUP([.A298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298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99]; [items_equipment.A:.B]; 2; 0);   VLOOKUP([.A299]; [items_misc.A:.B]; 2; 0)   );  VLOOKUP([.A299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299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29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300]; [items_equipment.A:.B]; 2; 0);   VLOOKUP([.A300]; [items_misc.A:.B]; 2; 0)   );  VLOOKUP([.A300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300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301]; [items_equipment.A:.B]; 2; 0);   VLOOKUP([.A301]; [items_misc.A:.B]; 2; 0)   );  VLOOKUP([.A301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301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302]; [items_equipment.A:.B]; 2; 0);   VLOOKUP([.A302]; [items_misc.A:.B]; 2; 0)   );  VLOOKUP([.A302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302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303]; [items_equipment.A:.B]; 2; 0);   VLOOKUP([.A303]; [items_misc.A:.B]; 2; 0)   );  VLOOKUP([.A303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303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04]; [items_equipment.A:.B]; 2; 0);   VLOOKUP([.A304]; [items_misc.A:.B]; 2; 0)   );  VLOOKUP([.A304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304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305]; [items_equipment.A:.B]; 2; 0);   VLOOKUP([.A305]; [items_misc.A:.B]; 2; 0)   );  VLOOKUP([.A305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305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306]; [items_equipment.A:.B]; 2; 0);   VLOOKUP([.A306]; [items_misc.A:.B]; 2; 0)   );  VLOOKUP([.A306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306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307]; [items_equipment.A:.B]; 2; 0);   VLOOKUP([.A307]; [items_misc.A:.B]; 2; 0)   );  VLOOKUP([.A307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307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308]; [items_equipment.A:.B]; 2; 0);   VLOOKUP([.A308]; [items_misc.A:.B]; 2; 0)   );  VLOOKUP([.A308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308]; [enemies.A:.B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309]; [items_equipment.A:.B]; 2; 0);   VLOOKUP([.A309]; [items_misc.A:.B]; 2; 0)   );  VLOOKUP([.A309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0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0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310]; [items_equipment.A:.B]; 2; 0);   VLOOKUP([.A310]; [items_misc.A:.B]; 2; 0)   );  VLOOKUP([.A310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31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311]; [items_equipment.A:.B]; 2; 0);   VLOOKUP([.A311]; [items_misc.A:.B]; 2; 0)   );  VLOOKUP([.A311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311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312]; [items_equipment.A:.B]; 2; 0);   VLOOKUP([.A312]; [items_misc.A:.B]; 2; 0)   );  VLOOKUP([.A312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312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313]; [items_equipment.A:.B]; 2; 0);   VLOOKUP([.A313]; [items_misc.A:.B]; 2; 0)   );  VLOOKUP([.A313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313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314]; [items_equipment.A:.B]; 2; 0);   VLOOKUP([.A314]; [items_misc.A:.B]; 2; 0)   );  VLOOKUP([.A314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314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315]; [items_equipment.A:.B]; 2; 0);   VLOOKUP([.A315]; [items_misc.A:.B]; 2; 0)   );  VLOOKUP([.A315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1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316]; [items_equipment.A:.B]; 2; 0);   VLOOKUP([.A316]; [items_misc.A:.B]; 2; 0)   );  VLOOKUP([.A316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1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317]; [items_equipment.A:.B]; 2; 0);   VLOOKUP([.A317]; [items_misc.A:.B]; 2; 0)   );  VLOOKUP([.A317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317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318]; [items_equipment.A:.B]; 2; 0);   VLOOKUP([.A318]; [items_misc.A:.B]; 2; 0)   );  VLOOKUP([.A318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318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319]; [items_equipment.A:.B]; 2; 0);   VLOOKUP([.A319]; [items_misc.A:.B]; 2; 0)   );  VLOOKUP([.A319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31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1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320]; [items_equipment.A:.B]; 2; 0);   VLOOKUP([.A320]; [items_misc.A:.B]; 2; 0)   );  VLOOKUP([.A320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32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321]; [items_equipment.A:.B]; 2; 0);   VLOOKUP([.A321]; [items_misc.A:.B]; 2; 0)   );  VLOOKUP([.A321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321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22]; [items_equipment.A:.B]; 2; 0);   VLOOKUP([.A322]; [items_misc.A:.B]; 2; 0)   );  VLOOKUP([.A32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322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323]; [items_equipment.A:.B]; 2; 0);   VLOOKUP([.A323]; [items_misc.A:.B]; 2; 0)   );  VLOOKUP([.A323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323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324]; [items_equipment.A:.B]; 2; 0);   VLOOKUP([.A324]; [items_misc.A:.B]; 2; 0)   );  VLOOKUP([.A324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324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325]; [items_equipment.A:.B]; 2; 0);   VLOOKUP([.A325]; [items_misc.A:.B]; 2; 0)   );  VLOOKUP([.A325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32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326]; [items_equipment.A:.B]; 2; 0);   VLOOKUP([.A326]; [items_misc.A:.B]; 2; 0)   );  VLOOKUP([.A326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32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.01</text:p>
          </table:table-cell>
          <table:table-cell table:style-name="ce24" table:formula="of:=IFERROR(VLOOKUP([loot.C32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0"/>
          <table:table-cell table:number-columns-repeated="2"/>
          <table:table-cell table:style-name="ce11"/>
          <table:table-cell table:style-name="ce24"/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9"/>
        <table:table-column table:style-name="co34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2"/>
        <table:table-column table:style-name="co47" table:default-cell-style-name="ce2"/>
        <table:table-column table:style-name="co48" table:default-cell-style-name="ce9"/>
        <table:table-column table:style-name="co1" table:number-columns-repeated="1009" table:default-cell-style-name="ce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:.C];[.A2])" office:value-type="float" office:value="1" calcext:value-type="float">
            <text:p>1</text:p>
          </table:table-cell>
          <table:table-cell table:formula="of:=COUNTIF([$enemy_combat_loop.A:.A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3])" office:value-type="float" office:value="18" calcext:value-type="float">
            <text:p>18</text:p>
          </table:table-cell>
          <table:table-cell table:formula="of:=COUNTIF([$enemy_combat_loop.A:.A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4])" office:value-type="float" office:value="18" calcext:value-type="float">
            <text:p>18</text:p>
          </table:table-cell>
          <table:table-cell table:formula="of:=COUNTIF([$enemy_combat_loop.A:.A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5])" office:value-type="float" office:value="18" calcext:value-type="float">
            <text:p>18</text:p>
          </table:table-cell>
          <table:table-cell table:formula="of:=COUNTIF([$enemy_combat_loop.A:.A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6])" office:value-type="float" office:value="18" calcext:value-type="float">
            <text:p>18</text:p>
          </table:table-cell>
          <table:table-cell table:formula="of:=COUNTIF([$enemy_combat_loop.A:.A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7])" office:value-type="float" office:value="18" calcext:value-type="float">
            <text:p>18</text:p>
          </table:table-cell>
          <table:table-cell table:formula="of:=COUNTIF([$enemy_combat_loop.A:.A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8])" office:value-type="float" office:value="18" calcext:value-type="float">
            <text:p>18</text:p>
          </table:table-cell>
          <table:table-cell table:formula="of:=COUNTIF([$enemy_combat_loop.A:.A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9])" office:value-type="float" office:value="18" calcext:value-type="float">
            <text:p>18</text:p>
          </table:table-cell>
          <table:table-cell table:formula="of:=COUNTIF([$enemy_combat_loop.A:.A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0])" office:value-type="float" office:value="18" calcext:value-type="float">
            <text:p>18</text:p>
          </table:table-cell>
          <table:table-cell table:formula="of:=COUNTIF([$enemy_combat_loop.A:.A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1])" office:value-type="float" office:value="18" calcext:value-type="float">
            <text:p>18</text:p>
          </table:table-cell>
          <table:table-cell table:formula="of:=COUNTIF([$enemy_combat_loop.A:.A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2])" office:value-type="float" office:value="18" calcext:value-type="float">
            <text:p>18</text:p>
          </table:table-cell>
          <table:table-cell table:formula="of:=COUNTIF([$enemy_combat_loop.A:.A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3])" office:value-type="float" office:value="18" calcext:value-type="float">
            <text:p>18</text:p>
          </table:table-cell>
          <table:table-cell table:formula="of:=COUNTIF([$enemy_combat_loop.A:.A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4])" office:value-type="float" office:value="18" calcext:value-type="float">
            <text:p>18</text:p>
          </table:table-cell>
          <table:table-cell table:formula="of:=COUNTIF([$enemy_combat_loop.A:.A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5])" office:value-type="float" office:value="18" calcext:value-type="float">
            <text:p>18</text:p>
          </table:table-cell>
          <table:table-cell table:formula="of:=COUNTIF([$enemy_combat_loop.A:.A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6])" office:value-type="float" office:value="18" calcext:value-type="float">
            <text:p>18</text:p>
          </table:table-cell>
          <table:table-cell table:formula="of:=COUNTIF([$enemy_combat_loop.A:.A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7])" office:value-type="float" office:value="18" calcext:value-type="float">
            <text:p>18</text:p>
          </table:table-cell>
          <table:table-cell table:formula="of:=COUNTIF([$enemy_combat_loop.A:.A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8])" office:value-type="float" office:value="18" calcext:value-type="float">
            <text:p>18</text:p>
          </table:table-cell>
          <table:table-cell table:formula="of:=COUNTIF([$enemy_combat_loop.A:.A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9])" office:value-type="float" office:value="18" calcext:value-type="float">
            <text:p>18</text:p>
          </table:table-cell>
          <table:table-cell table:formula="of:=COUNTIF([$enemy_combat_loop.A:.A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20])" office:value-type="float" office:value="18" calcext:value-type="float">
            <text:p>18</text:p>
          </table:table-cell>
          <table:table-cell table:formula="of:=COUNTIF([$enemy_combat_loop.A:.A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office:forms form:automatic-focus="false" form:apply-design-mode="false"/>
        <table:table-column table:style-name="co34" table:number-columns-repeated="2" table:default-cell-style-name="ce9"/>
        <table:table-column table:style-name="co49" table:number-columns-repeated="2" table:default-cell-style-name="ce9"/>
        <table:table-column table:style-name="co1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4" table:default-cell-style-name="ce9"/>
        <table:table-column table:style-name="co34" table:default-cell-style-name="ce2"/>
        <table:table-column table:style-name="co50" table:default-cell-style-name="ce9"/>
        <table:table-column table:style-name="co49" table:default-cell-style-name="ce2"/>
        <table:table-column table:style-name="co51" table:default-cell-style-name="ce9"/>
        <table:table-column table:style-name="co52" table:default-cell-style-name="ce9"/>
        <table:table-column table:style-name="co1" table:number-columns-repeated="1018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9"/>
        <table:table-column table:style-name="co53" table:default-cell-style-name="ce9"/>
        <table:table-column table:style-name="co54" table:default-cell-style-name="ce9"/>
        <table:table-column table:style-name="co1" table:number-columns-repeated="3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2"/>
        <table:table-column table:style-name="co59" table:default-cell-style-name="ce9"/>
        <table:table-column table:style-name="co1" table:number-columns-repeated="1013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:.B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:.B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:.B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:.B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:.B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:.B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:.B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:.B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9"/>
        <table:table-column table:style-name="co53" table:default-cell-style-name="ce2"/>
        <table:table-column table:style-name="co1" table:number-columns-repeated="7" table:default-cell-style-name="ce9"/>
        <table:table-column table:style-name="co1" table:default-cell-style-name="ce10"/>
        <table:table-column table:style-name="co1" table:number-columns-repeated="1014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:.B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:.B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:.B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:.B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:.B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:.B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.1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3" calcext:value-type="float">
            <text:p>1.3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:.B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:.B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:.B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:.B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:.B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2" table:style-name="ce11" office:value-type="float" office:value="0.75" calcext:value-type="float">
            <text:p>0.75</text:p>
          </table:table-cell>
          <table:table-cell table:number-columns-repeated="2"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:.B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:.B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4" calcext:value-type="float">
            <text:p>1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:.B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:.B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:.B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:.B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:.B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:.B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office:forms form:automatic-focus="false" form:apply-design-mode="false"/>
        <table:table-column table:style-name="co60" table:default-cell-style-name="ce9"/>
        <table:table-column table:style-name="co61" table:default-cell-style-name="Default"/>
        <table:table-column table:style-name="co62" table:number-columns-repeated="2" table:default-cell-style-name="ce9"/>
        <table:table-column table:style-name="co62" table:default-cell-style-name="Default"/>
        <table:table-column table:style-name="co62" table:number-columns-repeated="7" table:default-cell-style-name="ce9"/>
        <table:table-column table:style-name="co1" table:number-columns-repeated="1012" table:default-cell-style-name="ce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3:13:08.1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57:18.138000000</meta:creation-date>
    <dc:date>2025-02-11T13:57:14.257000000</dc:date>
    <meta:editing-duration>PT5H38M31S</meta:editing-duration>
    <meta:editing-cycles>98</meta:editing-cycles>
    <meta:generator>LibreOffice/24.8.4.2$Windows_X86_64 LibreOffice_project/bb3cfa12c7b1bf994ecc5649a80400d06cd71002</meta:generator>
    <meta:document-statistic meta:table-count="11" meta:cell-count="537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-0.001cm" svg:y="0.294cm" svg:width="3.215cm" svg:height="3.216cm">
          <chart:coordinate-region svg:x="-0.001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